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36in" style:rel-column-width="16384*"/>
    </style:style>
    <style:style style:name="Table7.C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80" fo:border-right="none" fo:border-top="none" fo:border-bottom="0.05pt solid #00008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officeooo:paragraph-rsid="001ee45d"/>
    </style:style>
    <style:style style:name="P12" style:family="paragraph" style:parent-style-name="Standard">
      <style:paragraph-properties fo:text-align="start" style:justify-single-word="false"/>
      <style:text-properties officeooo:paragraph-rsid="0041165f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8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19" style:family="paragraph" style:parent-style-name="Standard">
      <style:paragraph-properties fo:text-align="start" style:justify-single-word="false"/>
      <style:text-properties officeooo:rsid="0010108b" officeooo:paragraph-rsid="00552fd5"/>
    </style:style>
    <style:style style:name="P20" style:family="paragraph" style:parent-style-name="Standard">
      <style:paragraph-properties fo:text-align="start" style:justify-single-word="false"/>
      <style:text-properties officeooo:rsid="0010108b" officeooo:paragraph-rsid="006249f9"/>
    </style:style>
    <style:style style:name="P21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officeooo:rsid="0010108b" officeooo:paragraph-rsid="00552fd5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size="18pt" officeooo:rsid="0010108b" officeooo:paragraph-rsid="006249f9" style:font-size-asian="18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1165f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59ce4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552fd5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552fd5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552fd5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552fd5" style:font-size-asian="24pt" style:font-weight-asian="bold" style:font-size-complex="24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6249f9" style:font-size-asian="24pt" style:font-weight-asian="bold" style:font-size-complex="2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53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54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55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56" style:family="paragraph" style:parent-style-name="Table_20_Contents">
      <style:paragraph-properties fo:text-align="start" style:justify-single-word="false"/>
      <style:text-properties officeooo:paragraph-rsid="00552fd5"/>
    </style:style>
    <style:style style:name="P57" style:family="paragraph" style:parent-style-name="Table_20_Contents">
      <style:paragraph-properties fo:text-align="start" style:justify-single-word="false"/>
      <style:text-properties officeooo:paragraph-rsid="006249f9"/>
    </style:style>
    <style:style style:name="P58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59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60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61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62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63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64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P65" style:family="paragraph" style:parent-style-name="Table_20_Contents">
      <style:paragraph-properties fo:text-align="start" style:justify-single-word="false"/>
      <style:text-properties officeooo:rsid="001d5936" officeooo:paragraph-rsid="006249f9"/>
    </style:style>
    <style:style style:name="P66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67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8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69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70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71" style:family="paragraph" style:parent-style-name="Table_20_Contents">
      <style:paragraph-properties fo:text-align="start" style:justify-single-word="false"/>
      <style:text-properties officeooo:rsid="002f2bb1" officeooo:paragraph-rsid="00552fd5"/>
    </style:style>
    <style:style style:name="P72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73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P74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P75" style:family="paragraph" style:parent-style-name="Table_20_Contents">
      <style:paragraph-properties fo:text-align="start" style:justify-single-word="false"/>
      <style:text-properties officeooo:rsid="00584ec2" officeooo:paragraph-rsid="00584ec2"/>
    </style:style>
    <style:style style:name="P76" style:family="paragraph" style:parent-style-name="Table_20_Contents">
      <style:paragraph-properties fo:text-align="start" style:justify-single-word="false"/>
      <style:text-properties officeooo:rsid="00597a62" officeooo:paragraph-rsid="00597a62"/>
    </style:style>
    <style:style style:name="P77" style:family="paragraph" style:parent-style-name="Table_20_Contents">
      <style:paragraph-properties fo:text-align="start" style:justify-single-word="false"/>
      <style:text-properties officeooo:rsid="00597a62" officeooo:paragraph-rsid="006249f9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6249f9" style:font-size-asian="18pt" style:font-weight-asian="normal" style:font-size-complex="18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52fd5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27" style:family="text">
      <style:text-properties officeooo:rsid="000dfa75"/>
    </style:style>
    <style:style style:name="T28" style:family="text">
      <style:text-properties officeooo:rsid="001ad10e" style:font-size-asian="24pt" style:font-weight-asian="bold" style:font-size-complex="24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ca1ce" style:font-weight-asian="normal" style:font-weight-complex="normal"/>
    </style:style>
    <style:style style:name="T31" style:family="text">
      <style:text-properties fo:font-weight="normal" officeooo:rsid="0057187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8">Mnist</text:p>
      <text:p text:style-name="P12"><text:span text:style-name="T23">Dataset Description :</text:span><text:span text:style-name="T16"> </text:span><text:span text:style-name="T26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9"><text:line-break/><text:span text:style-name="T19">Preprocessing</text:span><text:span text:style-name="T27"> : </text:span><text:span text:style-name="T25">We downscale them to 16x16 and learn the mapping from 16x16 to 32x32</text:span></text:p>
      <text:p text:style-name="P30"/>
      <text:p text:style-name="P18"><text:span text:style-name="T24">R</text:span><text:span text:style-name="T22">esults :</text:span><text:span text:style-name="T18"> </text:span></text:p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3"/>
          </table:table-cell>
          <table:table-cell table:style-name="Table6.A1" office:value-type="string">
            <text:p text:style-name="P63">MSE</text:p>
          </table:table-cell>
          <table:table-cell table:style-name="Table6.C1" office:value-type="string">
            <text:p text:style-name="P63">PSNR</text:p>
          </table:table-cell>
        </table:table-row>
        <table:table-row>
          <table:table-cell table:style-name="Table6.A2" office:value-type="string">
            <text:p text:style-name="P63">Classic Interpolation</text:p>
          </table:table-cell>
          <table:table-cell table:style-name="Table6.A2" office:value-type="string">
            <text:p text:style-name="P74">0.024952497407793997</text:p>
          </table:table-cell>
          <table:table-cell table:style-name="Table6.C2" office:value-type="string">
            <text:p text:style-name="P63">16.03829574584961</text:p>
          </table:table-cell>
        </table:table-row>
        <table:table-row>
          <table:table-cell table:style-name="Table6.A2" office:value-type="string">
            <text:p text:style-name="P63">Our model</text:p>
          </table:table-cell>
          <table:table-cell table:style-name="Table6.A2" office:value-type="string">
            <text:p text:style-name="P67">0.001094695015065372</text:p>
          </table:table-cell>
          <table:table-cell table:style-name="Table6.C2" office:value-type="string">
            <text:p text:style-name="P67">29.657981872558594</text:p>
          </table:table-cell>
        </table:table-row>
      </table:table>
      <text:p text:style-name="P31"/>
      <text:p text:style-name="P1">Cifar10</text:p>
      <text:p text:style-name="P1"/>
      <text:p text:style-name="P11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11"><text:line-break/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1"/>
      <text:p text:style-name="P21"/>
      <text:p text:style-name="P21"/>
      <text:p text:style-name="P21"/>
      <text:p text:style-name="P21"/>
      <text:p text:style-name="P13"><text:soft-page-break/><text:span text:style-name="T24">R</text:span><text:span text:style-name="T22">esults :</text:span><text:span text:style-name="T18"> 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>MSE</text:p>
          </table:table-cell>
          <table:table-cell table:style-name="Table1.C1" office:value-type="string">
            <text:p text:style-name="P58">PSNR</text:p>
          </table:table-cell>
        </table:table-row>
        <table:table-row>
          <table:table-cell table:style-name="Table1.A2" office:value-type="string">
            <text:p text:style-name="P58">Classic Interpolation</text:p>
          </table:table-cell>
          <table:table-cell table:style-name="Table1.A2" office:value-type="string">
            <text:p text:style-name="P58">0.006284319341182709</text:p>
          </table:table-cell>
          <table:table-cell table:style-name="Table1.C2" office:value-type="string">
            <text:p text:style-name="P58">22.054561614990234</text:p>
          </table:table-cell>
        </table:table-row>
        <table:table-row>
          <table:table-cell table:style-name="Table1.A2" office:value-type="string">
            <text:p text:style-name="P58">Our model</text:p>
          </table:table-cell>
          <table:table-cell table:style-name="Table1.A2" office:value-type="string">
            <text:p text:style-name="P66">0.00299526739269495</text:p>
          </table:table-cell>
          <table:table-cell table:style-name="Table1.C2" office:value-type="string">
            <text:p text:style-name="P66">25.301307678222656</text:p>
          </table:table-cell>
        </table:table-row>
      </table:table>
      <text:p text:style-name="P22"/>
      <text:p text:style-name="P22"/>
      <text:p text:style-name="P4">Cifar100</text:p>
      <text:p text:style-name="P4"/>
      <text:p text:style-name="P10"><text:span text:style-name="T21">Dataset Description :</text:span><text:span text:style-name="T28"> </text:span><text:span text:style-name="T1">This dataset is just like the CIFAR-10, except it has 100 classes containing 600 images each.</text:span></text:p>
      <text:p text:style-name="P32"/>
      <text:p text:style-name="P11"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33"/>
      <text:p text:style-name="P33"/>
      <text:p text:style-name="P33"/>
      <text:p text:style-name="P33"/>
      <text:p text:style-name="P14"><text:span text:style-name="T24">R</text:span><text:span text:style-name="T22">esults :</text:span><text:span text:style-name="T18"> 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59">MSE</text:p>
          </table:table-cell>
          <table:table-cell table:style-name="Table2.C1" office:value-type="string">
            <text:p text:style-name="P59">PSNR</text:p>
          </table:table-cell>
        </table:table-row>
        <table:table-row>
          <table:table-cell table:style-name="Table2.A2" office:value-type="string">
            <text:p text:style-name="P59">Classic Interpolation</text:p>
          </table:table-cell>
          <table:table-cell table:style-name="Table2.A2" office:value-type="string">
            <text:p text:style-name="P59">0.006189056053757668</text:p>
          </table:table-cell>
          <table:table-cell table:style-name="Table2.C2" office:value-type="string">
            <text:p text:style-name="P59">22.129812240600586</text:p>
          </table:table-cell>
        </table:table-row>
        <table:table-row>
          <table:table-cell table:style-name="Table2.A2" office:value-type="string">
            <text:p text:style-name="P59">Our model</text:p>
          </table:table-cell>
          <table:table-cell table:style-name="Table2.A2" office:value-type="string">
            <text:p text:style-name="P68">0.0024565770104527473</text:p>
          </table:table-cell>
          <table:table-cell table:style-name="Table2.C2" office:value-type="string">
            <text:p text:style-name="P52">26.200700759887695</text:p>
          </table:table-cell>
        </table:table-row>
      </table:table>
      <text:p text:style-name="P34"/>
      <text:p text:style-name="P34"/>
      <text:p text:style-name="P5"><text:span text:style-name="T14">C</text:span><text:span text:style-name="T13">elebA</text:span></text:p>
      <text:p text:style-name="P47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44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35"/>
      <text:p text:style-name="P15"><text:span text:style-name="T24">R</text:span><text:span text:style-name="T22">esults :</text:span><text:span text:style-name="T18"> </text:span>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>MSE</text:p>
          </table:table-cell>
          <table:table-cell table:style-name="Table3.C1" office:value-type="string">
            <text:p text:style-name="P60">PSNR</text:p>
          </table:table-cell>
        </table:table-row>
        <table:table-row>
          <table:table-cell table:style-name="Table3.A2" office:value-type="string">
            <text:p text:style-name="P60">Classic Interpolation</text:p>
          </table:table-cell>
          <table:table-cell table:style-name="Table3.A2" office:value-type="string">
            <text:p text:style-name="P60">0.001614403910934925</text:p>
          </table:table-cell>
          <table:table-cell table:style-name="Table3.C2" office:value-type="string">
            <text:p text:style-name="P60">26.663976669311523</text:p>
          </table:table-cell>
        </table:table-row>
        <table:table-row>
          <table:table-cell table:style-name="Table3.A2" office:value-type="string">
            <text:p text:style-name="P60">Our model</text:p>
          </table:table-cell>
          <table:table-cell table:style-name="Table3.A2" office:value-type="string">
            <text:p text:style-name="P69">0.0013096170732751489</text:p>
          </table:table-cell>
          <table:table-cell table:style-name="Table3.C2" office:value-type="string">
            <text:p text:style-name="P53">28.663249969482422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<text:span text:style-name="T15">Result with our dataset</text:span> </text:p>
      <text:p text:style-name="P40"/>
      <text:p text:style-name="P45">Dataset description : <text:span text:style-name="T29">50’000 image pairs of size </text:span><text:span text:style-name="T30">100x40 and 200x80</text:span><text:span text:style-name="T29">. We have a fixed cylinder and we randomize the Reynolds number.</text:span></text:p>
      <text:p text:style-name="P42"/>
      <text:p text:style-name="P48">Single frame loss</text:p>
      <text:p text:style-name="P40"/>
      <text:p text:style-name="P16"><text:span text:style-name="T24">R</text:span><text:span text:style-name="T22">esults :</text:span><text:span text:style-name="T18"> </text:span>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1"/>
          </table:table-cell>
          <table:table-cell table:style-name="Table4.A1" office:value-type="string">
            <text:p text:style-name="P61">MSE</text:p>
          </table:table-cell>
          <table:table-cell table:style-name="Table4.C1" office:value-type="string">
            <text:p text:style-name="P61">PSNR</text:p>
          </table:table-cell>
        </table:table-row>
        <table:table-row>
          <table:table-cell table:style-name="Table4.A2" office:value-type="string">
            <text:p text:style-name="P61">Classic Interpolation</text:p>
          </table:table-cell>
          <table:table-cell table:style-name="Table4.B2" office:value-type="string">
            <text:p text:style-name="P61">0.013479475863277912</text:p>
          </table:table-cell>
          <table:table-cell table:style-name="Table4.C2" office:value-type="string">
            <text:p text:style-name="P61">16.33297348022461</text:p>
          </table:table-cell>
        </table:table-row>
        <table:table-row>
          <table:table-cell table:style-name="Table4.A2" office:value-type="string">
            <text:p text:style-name="P61">Our model</text:p>
          </table:table-cell>
          <table:table-cell table:style-name="Table4.A2" office:value-type="string">
            <text:p text:style-name="P70">0.008018051274120808</text:p>
          </table:table-cell>
          <table:table-cell table:style-name="Table4.C2" office:value-type="string">
            <text:p text:style-name="P54">19.486427307128906</text:p>
          </table:table-cell>
        </table:table-row>
      </table:table>
      <text:p text:style-name="P37"/>
      <text:p text:style-name="P50"><text:soft-page-break/>Dual frame loss</text:p>
      <text:p text:style-name="P50"/>
      <text:p text:style-name="P17"><text:span text:style-name="T24">R</text:span><text:span text:style-name="T22">esults :</text:span><text:span text:style-name="T18"> </text:span></text:p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2"/>
          </table:table-cell>
          <table:table-cell table:style-name="Table5.A1" office:value-type="string">
            <text:p text:style-name="P62">MSE</text:p>
          </table:table-cell>
          <table:table-cell table:style-name="Table5.C1" office:value-type="string">
            <text:p text:style-name="P62">PSNR</text:p>
          </table:table-cell>
        </table:table-row>
        <table:table-row>
          <table:table-cell table:style-name="Table5.A2" office:value-type="string">
            <text:p text:style-name="P76">Classic Interpolation</text:p>
          </table:table-cell>
          <table:table-cell table:style-name="Table5.A2" office:value-type="string">
            <text:p text:style-name="P72">0.00915146991610527</text:p>
          </table:table-cell>
          <table:table-cell table:style-name="Table5.C2" office:value-type="string">
            <text:p text:style-name="P55">16.273935317993164</text:p>
          </table:table-cell>
        </table:table-row>
        <table:table-row>
          <table:table-cell table:style-name="Table5.A2" office:value-type="string">
            <text:p text:style-name="P62">Our model</text:p>
          </table:table-cell>
          <table:table-cell table:style-name="Table5.A2" office:value-type="string">
            <text:p text:style-name="P72">0.028187865391373634</text:p>
          </table:table-cell>
          <table:table-cell table:style-name="Table5.C2" office:value-type="string">
            <text:p text:style-name="P55">16.848796844482422</text:p>
          </table:table-cell>
        </table:table-row>
      </table:table>
      <text:p text:style-name="P38"/>
      <text:p text:style-name="P41"><text:span text:style-name="T15">Result with our </text:span><text:span text:style-name="T17">(larger)</text:span><text:span text:style-name="T15"> dataset</text:span> </text:p>
      <text:p text:style-name="P41"/>
      <text:p text:style-name="P46">Dataset description : <text:span text:style-name="T31">10</text:span><text:span text:style-name="T29">0’000 image pairs of size </text:span><text:span text:style-name="T30">100x40 and 200x80</text:span><text:span text:style-name="T29">. We have a fixed cylinder and we randomize the Reynolds number.</text:span></text:p>
      <text:p text:style-name="P43"/>
      <text:p text:style-name="P49">Single frame loss</text:p>
      <text:p text:style-name="P41"/>
      <text:p text:style-name="P19"><text:span text:style-name="T24">R</text:span><text:span text:style-name="T22">esults :</text:span><text:span text:style-name="T18"> </text:span></text:p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>MSE</text:p>
          </table:table-cell>
          <table:table-cell table:style-name="Table7.C1" office:value-type="string">
            <text:p text:style-name="P64">PSNR</text:p>
          </table:table-cell>
        </table:table-row>
        <table:table-row>
          <table:table-cell table:style-name="Table7.A2" office:value-type="string">
            <text:p text:style-name="P64">Classic Interpolation</text:p>
          </table:table-cell>
          <table:table-cell table:style-name="Table7.B2" office:value-type="string">
            <text:p text:style-name="P64">0.019295362755656242</text:p>
          </table:table-cell>
          <table:table-cell table:style-name="Table7.C2" office:value-type="string">
            <text:p text:style-name="P75">16.3538761138916</text:p>
          </table:table-cell>
        </table:table-row>
        <table:table-row>
          <table:table-cell table:style-name="Table7.A2" office:value-type="string">
            <text:p text:style-name="P64">Our model</text:p>
          </table:table-cell>
          <table:table-cell table:style-name="Table7.A2" office:value-type="string">
            <text:p text:style-name="P71">0.01169651374220848</text:p>
          </table:table-cell>
          <table:table-cell table:style-name="Table7.C2" office:value-type="string">
            <text:p text:style-name="P56">19.434953689575195</text:p>
          </table:table-cell>
        </table:table-row>
      </table:table>
      <text:p text:style-name="P39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3-02T22:29:34.796140815</dc:date>
    <meta:editing-duration>P1DT4H59M1S</meta:editing-duration>
    <meta:editing-cycles>79</meta:editing-cycles>
    <meta:document-statistic meta:table-count="7" meta:image-count="0" meta:object-count="0" meta:page-count="4" meta:paragraph-count="83" meta:word-count="355" meta:character-count="2440" meta:non-whitespace-character-count="2157"/>
  </office:meta>
</office:document-meta>
</file>